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1cm" fo:min-width="11.14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1cm" fo:min-width="11.98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3.348cm" fo:min-width="7.12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solid" svg:stroke-width="0cm" svg:stroke-color="#579d1c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outline1">
      <style:graphic-properties draw:stroke="solid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2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3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4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15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outline1">
      <style:graphic-properties draw:stroke="none" draw:fill="solid" draw:fill-color="#c5000b" fo:min-height="2.052cm"/>
    </style:style>
    <style:style style:name="pr1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6.058cm" style:use-optimal-column-width="false"/>
    </style:style>
    <style:style style:name="co3" style:family="table-column">
      <style:table-column-properties style:column-width="6.646cm" style:use-optimal-column-width="false"/>
    </style:style>
    <style:style style:name="co4" style:family="table-column">
      <style:table-column-properties style:column-width="5.151cm" style:use-optimal-column-width="false"/>
    </style:style>
    <style:style style:name="co5" style:family="table-column">
      <style:table-column-properties style:column-width="7.664cm" style:use-optimal-column-width="false"/>
    </style:style>
    <style:style style:name="co6" style:family="table-column">
      <style:table-column-properties style:column-width="7.693cm" style:use-optimal-column-width="false"/>
    </style:style>
    <style:style style:name="co7" style:family="table-column">
      <style:table-column-properties style:column-width="8.874cm" style:use-optimal-column-width="false"/>
    </style:style>
    <style:style style:name="co8" style:family="table-column">
      <style:table-column-properties style:column-width="7.679cm" style:use-optimal-column-width="false"/>
    </style:style>
    <style:style style:name="co9" style:family="table-column">
      <style:table-column-properties style:column-width="8.431cm" style:use-optimal-column-width="false"/>
    </style:style>
    <style:style style:name="co10" style:family="table-column">
      <style:table-column-properties style:column-width="3.851cm" style:use-optimal-column-width="false"/>
    </style:style>
    <style:style style:name="co11" style:family="table-column">
      <style:table-column-properties style:column-width="1.021cm" style:use-optimal-column-width="false"/>
    </style:style>
    <style:style style:name="co12" style:family="table-column">
      <style:table-column-properties style:column-width="2.03cm" style:use-optimal-column-width="false"/>
    </style:style>
    <style:style style:name="co13" style:family="table-column">
      <style:table-column-properties style:column-width="2.063cm" style:use-optimal-column-width="false"/>
    </style:style>
    <style:style style:name="co14" style:family="table-column">
      <style:table-column-properties style:column-width="1.99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39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048cm"/>
    </style:style>
    <style:style style:name="ro7" style:family="table-row">
      <style:table-row-properties style:row-height="1.05cm"/>
    </style:style>
    <style:style style:name="ro8" style:family="table-row">
      <style:table-row-properties style:row-height="1.049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993366" fo:font-size="32pt" style:font-size-asian="32pt" style:font-size-complex="32pt"/>
    </style:style>
    <style:style style:name="ce7" style:family="table-cell">
      <style:paragraph-properties fo:text-align="center"/>
      <style:text-properties fo:color="#00cc00" fo:font-size="32pt" style:font-size-asian="32pt" style:font-size-complex="32pt"/>
    </style:style>
    <style:style style:name="ce8" style:family="table-cell">
      <style:paragraph-properties fo:text-align="center"/>
      <style:text-properties fo:color="#ff3333" fo:font-size="32pt" style:font-size-asian="32pt" style:font-size-complex="32pt"/>
    </style:style>
    <style:style style:name="ce9" style:family="table-cell">
      <style:paragraph-properties fo:text-align="center"/>
      <style:text-properties fo:color="#993366" fo:font-size="28pt" style:font-size-asian="28pt" style:font-size-complex="28pt"/>
    </style:style>
    <style:style style:name="ce10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12" style:family="table-cell">
      <style:paragraph-properties fo:text-align="center"/>
      <style:text-properties fo:font-size="20pt" style:font-size-asian="20pt" style:font-size-complex="20pt"/>
    </style:style>
    <style:style style:name="ce1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color="#993366" fo:font-size="32pt" style:font-size-asian="32pt" style:font-size-complex="32pt"/>
    </style:style>
    <style:style style:name="P14" style:family="paragraph">
      <style:paragraph-properties fo:text-align="center"/>
      <style:text-properties fo:color="#00cc00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style:paragraph-properties fo:text-align="center"/>
      <style:text-properties fo:color="#993366" fo:font-size="28pt" style:font-size-asian="28pt" style:font-size-complex="2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2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3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4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0" style:family="paragraph">
      <style:paragraph-properties fo:text-align="center"/>
    </style:style>
    <style:style style:name="P31" style:family="paragraph">
      <style:paragraph-properties fo:margin-top="0cm" fo:margin-bottom="0cm" fo:text-align="start"/>
    </style:style>
    <style:style style:name="P3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/>
      <style:text-properties style:font-size-asian="20pt" style:font-size-complex="20pt"/>
    </style:style>
    <style:style style:name="P35" style:family="paragraph">
      <style:text-properties style:font-size-asian="20pt" style:font-size-complex="20pt"/>
    </style:style>
    <style:style style:name="P36" style:family="paragraph">
      <style:paragraph-properties fo:margin-top="0cm" fo:margin-bottom="0cm" fo:line-height="100%" fo:text-align="center" style:writing-mode="rl-tb"/>
    </style:style>
    <style:style style:name="P3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solid" draw:fill-color="#c5000b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color="#ff3333" fo:font-size="40pt"/>
    </style:style>
    <style:style style:name="P41" style:family="paragraph">
      <loext:graphic-properties draw:fill="none" draw:fill-color="#ffffff"/>
      <style:text-properties fo:font-size="32pt"/>
    </style:style>
    <style:style style:name="P4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4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993366" fo:font-size="32pt" style:font-size-asian="32pt" style:font-size-complex="32pt"/>
    </style:style>
    <style:style style:name="T9" style:family="text">
      <style:text-properties fo:color="#00cc00" fo:font-size="32pt" style:font-size-asian="32pt" style:font-size-complex="32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00cc00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993366" fo:font-size="24pt" style:font-size-asian="24pt" style:font-size-complex="24pt"/>
    </style:style>
    <style:style style:name="T13" style:family="text">
      <style:text-properties fo:color="#993366" fo:font-size="24pt" fo:font-style="italic" style:font-size-asian="24pt" style:font-style-asian="italic" style:font-size-complex="24pt" style:font-style-complex="italic"/>
    </style:style>
    <style:style style:name="T14" style:family="text">
      <style:text-properties fo:color="#993366" fo:font-size="18pt" style:font-size-asian="32pt" style:font-size-complex="32pt"/>
    </style:style>
    <style:style style:name="T15" style:family="text">
      <style:text-properties fo:color="#993366" fo:font-size="28pt" fo:font-style="italic" style:font-size-asian="28pt" style:font-style-asian="italic" style:font-size-complex="28pt" style:font-style-complex="italic"/>
    </style:style>
    <style:style style:name="T16" style:family="text">
      <style:text-properties fo:color="#993366" fo:font-size="28pt" style:font-size-asian="28pt" style:font-size-complex="28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variant="normal" fo:text-transform="none" fo:color="#009933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ff3333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size="32pt"/>
    </style:style>
    <style:style style:name="T45" style:family="text">
      <style:text-properties fo:color="#0000ff" fo:font-size="32pt"/>
    </style:style>
    <style:style style:name="T46" style:family="text">
      <style:text-properties fo:color="#009933" fo:font-size="32pt"/>
    </style:style>
    <style:style style:name="T47" style:family="text">
      <style:text-properties fo:color="#ff3333" fo:font-size="32pt"/>
    </style:style>
    <style:style style:name="T48" style:family="text">
      <style:text-properties fo:font-size="32pt" fo:font-weight="bold" style:font-weight-asian="bold" style:font-weight-complex="bold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•">
        <style:list-level-properties text:space-before="0.89cm" text:min-label-width="0.634cm"/>
        <style:text-properties style:font-name="Arial3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ses in C++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13</text:page-number></text:span></text:p>
          </draw:text-box>
        </draw:frame>
        <draw:frame draw:style-name="standard" draw:layer="layout" svg:width="23.805cm" svg:height="18.201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9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7">Keyword</text:span></text:p>
              </table:table-cell>
              <table:table-cell>
                <text:p text:style-name="P13"><text:span text:style-name="T8">struct</text:span></text:p>
              </table:table-cell>
              <table:table-cell>
                <text:p text:style-name="P13"><text:span text:style-name="T8">class/struct</text:span></text:p>
              </table:table-cell>
              <table:table-cell>
                <text:p text:style-name="P13"><text:span text:style-name="T8">clas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Attributes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Methods</text:span></text:p>
              </table:table-cell>
              <table:table-cell table:style-name="ce8">
                <text:p text:style-name="P15"><text:span text:style-name="T10">No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Access control</text:span></text:p>
              </table:table-cell>
              <table:table-cell table:style-name="ce8">
                <text:p text:style-name="P15"><text:span text:style-name="T10">all public</text:span></text:p>
              </table:table-cell>
              <table:table-cell>
                <text:p text:style-name="P14"><text:span text:style-name="T9">public or private</text:span></text:p>
              </table:table-cell>
              <table:table-cell>
                <text:p text:style-name="P14"><text:span text:style-name="T9">public or private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Memory</text:span></text:p>
              </table:table-cell>
              <table:table-cell>
                <text:p text:style-name="P14"><text:span text:style-name="T9">stack/</text:span><text:span text:style-name="T11">heap</text:span></text:p>
              </table:table-cell>
              <table:table-cell>
                <text:p text:style-name="P14"><text:span text:style-name="T9">stack/</text:span><text:span text:style-name="T11">heap</text:span></text:p>
              </table:table-cell>
              <table:table-cell table:style-name="ce8">
                <text:p text:style-name="P15"><text:span text:style-name="T10">heap</text:span></text:p>
              </table:table-cell>
            </table:table-row>
            <table:table-row table:style-name="ro1" table:default-cell-style-name="ce8">
              <table:table-cell table:style-name="ce5">
                <text:p text:style-name="P12"><text:span text:style-name="T7">Operators</text:span></text:p>
              </table:table-cell>
              <table:table-cell>
                <text:p text:style-name="P15"><text:span text:style-name="T10">No</text:span></text:p>
              </table:table-cell>
              <table:table-cell table:style-name="ce7">
                <text:p text:style-name="P14"><text:span text:style-name="T9">Yes</text:span></text:p>
              </table:table-cell>
              <table:table-cell>
                <text:p text:style-name="P15"><text:span text:style-name="T10">No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7">Filename</text:span></text:p>
              </table:table-cell>
              <table:table-cell>
                <text:p text:style-name="P13"><text:span text:style-name="T8">any </text:span><text:span text:style-name="T12">(usually: </text:span><text:span text:style-name="T13">name</text:span><text:span text:style-name="T12">.h)</text:span></text:p>
              </table:table-cell>
              <table:table-cell>
                <text:p text:style-name="P13"><text:span text:style-name="T8">any</text:span><text:span text:style-name="T14"> </text:span><text:span text:style-name="T12">(usually: </text:span><text:span text:style-name="T13">name</text:span><text:span text:style-name="T12">.hpp </text:span><text:span text:style-name="T13">name</text:span><text:span text:style-name="T12">.cpp)</text:span></text:p>
              </table:table-cell>
              <table:table-cell table:style-name="ce9">
                <text:p text:style-name="P16"><text:span text:style-name="T15">name</text:span><text:span text:style-name="T16">.jav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ucts and class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structs and classes</text:span></text:p>
          </draw:text-box>
        </draw:frame>
        <draw:frame draw:name="מציין מיקום של מספר שקופית 2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5" presentation:style-name="pr7" draw:text-style-name="P21" draw:layer="layout" svg:width="23.706cm" svg:height="15.874cm" svg:x="0.847cm" svg:y="2.54cm" presentation:class="outline" presentation:user-transformed="true">
          <draw:text-box>
            <text:p text:style-name="P19"><text:span text:style-name="T18">Where did </text:span><text:span text:style-name="T19">struct</text:span><text:span text:style-name="T18">s go? </text:span></text:p>
            <text:list text:style-name="L4">
              <text:list-item>
                <text:list>
                  <text:list-item>
                    <text:p text:style-name="P20"><text:span text:style-name="T20">In C++ </text:span><text:span text:style-name="T21">class</text:span><text:span text:style-name="T22">==</text:span><text:span text:style-name="T21">str</text:span><text:span text:style-name="T21">uct</text:span><text:span text:style-name="T20">, except </text:span><text:span text:style-name="T20">that by </text:span><text:span text:style-name="T20">default </text:span><text:span text:style-name="T21">struct </text:span><text:span text:style-name="T20">members </text:span><text:span text:style-name="T20">are </text:span><text:span text:style-name="T23">public</text:span><text:span text:style-name="T20"> </text:span><text:span text:style-name="T20">and </text:span><text:span text:style-name="T21">class </text:span><text:span text:style-name="T20">members </text:span><text:span text:style-name="T20">are </text:span><text:span text:style-name="T23">private</text:span><text:span text:style-name="T20">:</text:span></text:p>
                  </text:list-item>
                </text:list>
              </text:list-item>
            </text:list>
          </draw:text-box>
        </draw:frame>
        <draw:custom-shape draw:name="Rectangle 3" draw:style-name="gr3" draw:text-style-name="P22" draw:layer="layout" svg:width="11.641cm" svg:height="10.159cm" svg:x="0.635cm" svg:y="8.043cm">
          <text:p text:style-name="P19"><text:span text:style-name="T19">struct</text:span><text:span text:style-name="T24"> </text:span><text:span text:style-name="T24">MyStruct </text:span><text:span text:style-name="T24"><text:line-break/></text:span><text:span text:style-name="T24">{ </text:span><text:span text:style-name="T24"><text:line-break/></text:span><text:span text:style-name="T24">   </text:span><text:span text:style-name="T19">int</text:span><text:span text:style-name="T24"> x;</text:span><text:span text:style-name="T24"><text:line-break/></text:span><text:span text:style-name="T24">};</text:span></text:p>
          <text:p text:style-name="P19"><text:span text:style-name="T25">class </text:span><text:span text:style-name="T26">MyClass </text:span><text:span text:style-name="T26"><text:line-break/></text:span><text:span text:style-name="T26">{ </text:span><text:span text:style-name="T26"><text:line-break/></text:span><text:span text:style-name="T26">   </text:span><text:span text:style-name="T25">int</text:span><text:span text:style-name="T26"> x;</text:span><text:span text:style-name="T26"><text:line-break/></text:span><text:span text:style-name="T26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22" draw:layer="layout" svg:width="12.487cm" svg:height="10.159cm" svg:x="12.277cm" svg:y="7.62cm">
          <text:p text:style-name="P19"><text:span text:style-name="T19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</text:span><text:span text:style-name="T26"> </text:span><text:span text:style-name="T26">MyStruct </text:span><text:span text:style-name="T26">s; </text:span><text:span text:style-name="T26"><text:line-break/></text:span><text:span text:style-name="T27"> <text:s text:c="2"/></text:span><text:span text:style-name="T26">s.x = </text:span><text:span text:style-name="T28">1</text:span><text:span text:style-name="T26">; </text:span><text:span text:style-name="T27">// ok</text:span><text:span text:style-name="T26"> </text:span><text:span text:style-name="T26"><text:line-break/></text:span><text:span text:style-name="T26">   MyClass </text:span><text:span text:style-name="T26">c; </text:span><text:span text:style-name="T26"><text:line-break/></text:span><text:span text:style-name="T29"> <text:s text:c="2"/>c.x = </text:span><text:span text:style-name="T29">1; // </text:span><text:span text:style-name="T29">error</text:span><text:span text:style-name="T26">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9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4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structs &amp; classes</text:span></text:p>
          </draw:text-box>
        </draw:frame>
        <draw:frame draw:name="מציין מיקום של מספר שקופית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5" presentation:style-name="pr10" draw:text-style-name="P26" draw:layer="layout" svg:width="10.075cm" svg:height="15.874cm" svg:x="0.847cm" svg:y="2.54cm" presentation:class="outline" presentation:user-transformed="true">
          <draw:text-box>
            <text:p text:style-name="P19"><text:span text:style-name="T18">All of these are </text:span><text:span text:style-name="T18">the same:</text:span></text:p>
            <text:p text:style-name="P19"><text:span text:style-name="T19">struct</text:span><text:span text:style-name="T24"> A</text:span><text:span text:style-name="T24"><text:line-break/></text:span><text:span text:style-name="T24">{ </text:span><text:span text:style-name="T24"><text:line-break/></text:span><text:span text:style-name="T24">   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19"/></text:p>
            <text:p text:style-name="P19"><text:span text:style-name="T19">struct</text:span><text:span text:style-name="T24"> A</text:span><text:span text:style-name="T24"><text:line-break/></text:span><text:span text:style-name="T24">{ </text:span><text:span text:style-name="T24"><text:line-break/></text:span><text:span text:style-name="T24">   </text:span><text:span text:style-name="T19">public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9">class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ublic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8"/></text:p>
            <text:p text:style-name="P19"><text:span text:style-name="T18"/></text:p>
          </draw:text-box>
        </draw:frame>
        <draw:frame draw:name="מציין מיקום תוכן 5" presentation:style-name="pr11" draw:text-style-name="P26" draw:layer="layout" svg:width="12.954cm" svg:height="15.874cm" svg:x="11.684cm" svg:y="2.54cm" presentation:class="outline" presentation:user-transformed="true">
          <draw:text-box>
            <text:p text:style-name="P19"><text:span text:style-name="T18">All of these are </text:span><text:span text:style-name="T18">the same (and </text:span><text:span text:style-name="T18">useless):</text:span></text:p>
            <text:p text:style-name="P19"><text:span text:style-name="T19">class </text:span><text:span text:style-name="T24">A</text:span><text:span text:style-name="T24"><text:line-break/></text:span><text:span text:style-name="T24">{ </text:span></text:p>
            <text:p text:style-name="P19"><text:span text:style-name="T24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19"/></text:p>
            <text:p text:style-name="P19"><text:span text:style-name="T19">class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rivate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9">struct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rivate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8"/></text:p>
            <text:p text:style-name="P19"><text:span text:style-name="T18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4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5" draw:style-name="dp1" draw:master-page-name="שקופית_20_כותרת_5f_" presentation:presentation-page-layout-name="AL1T0">
        <draw:frame draw:name="Rectangle 1" presentation:style-name="pr12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Arrangement of Classes in Memory</text:span></text:p>
          </draw:text-box>
        </draw:frame>
        <draw:frame draw:name="כותרת משנה 3" presentation:style-name="pr13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4">
          <draw:custom-shape draw:name="Text Box 1" draw:style-name="gr5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14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5" draw:text-style-name="P29" draw:layer="layout" svg:width="7.62cm" svg:height="9.652cm" svg:x="0.508cm" svg:y="3.374cm" presentation:class="outline" presentation:user-transformed="true">
          <draw:text-box>
            <text:p text:style-name="P28"><text:span text:style-name="T31">struct</text:span><text:span text:style-name="T32"> Cplx { </text:span></text:p>
            <text:p text:style-name="P28"><text:span text:style-name="T32"><text:s/></text:span><text:span text:style-name="T31">double</text:span><text:span text:style-name="T32"> re, </text:span><text:span text:style-name="T32">im;</text:span><text:span text:style-name="T32"><text:line-break/></text:span><text:span text:style-name="T32">}; </text:span></text:p>
            <text:p text:style-name="P28"><text:span text:style-name="T32"/></text:p>
            <text:p text:style-name="P28"><text:span text:style-name="T32">Cplx sumCplx(</text:span><text:span text:style-name="T32"><text:line-break/></text:span><text:span text:style-name="T32">Cplx a, Cplx </text:span><text:span text:style-name="T32">b) {…}</text:span><text:span text:style-name="T32"><text:line-break/></text:span><text:span text:style-name="T32"/></text:p>
          </draw:text-box>
        </draw:frame>
        <draw:frame draw:style-name="standard" draw:layer="layout" svg:width="24.23cm" svg:height="2.038cm" svg:x="0.762cm" svg:y="0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>
                <text:p text:style-name="P30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15" draw:text-style-name="P29" draw:layer="layout" svg:width="8.382cm" svg:height="12.446cm" svg:x="16.256cm" svg:y="3.302cm" presentation:class="outline" presentation:user-transformed="true">
          <draw:text-box>
            <text:p text:style-name="P28"><text:span text:style-name="T31">class </text:span><text:span text:style-name="T32">Cplx { </text:span></text:p>
            <text:p text:style-name="P28"><text:span text:style-name="T32"><text:s/></text:span><text:span text:style-name="T31">private </text:span><text:span text:style-name="T31">double <text:s text:c="5"/></text:span><text:span text:style-name="T32">re, im;</text:span></text:p>
            <text:p text:style-name="P28"><text:span text:style-name="T32"><text:s/></text:span><text:span text:style-name="T31">public </text:span><text:span text:style-name="T32">Cplx </text:span><text:span text:style-name="T32">sum</text:span></text:p>
            <text:p text:style-name="P28"><text:span text:style-name="T32"><text:s text:c="4"/></text:span><text:span text:style-name="T32">(Cplx b) </text:span><text:span text:style-name="T32">{…}</text:span></text:p>
            <text:p text:style-name="P28"><text:span text:style-name="T32"><text:s/></text:span><text:span text:style-name="T31">public </text:span><text:span text:style-name="T32">Cplx </text:span><text:span text:style-name="T32"><text:line-break/></text:span><text:span text:style-name="T32"> (</text:span><text:span text:style-name="T31">double </text:span><text:span text:style-name="T32">re,</text:span><text:span text:style-name="T32"><text:line-break/></text:span><text:span text:style-name="T32"> <text:s/></text:span><text:span text:style-name="T31">double </text:span><text:span text:style-name="T32">im) </text:span><text:span text:style-name="T32">{…}</text:span><text:span text:style-name="T32"><text:line-break/></text:span><text:span text:style-name="T32">}; </text:span></text:p>
          </draw:text-box>
        </draw:frame>
        <draw:frame draw:name="Rectangle 3" presentation:style-name="pr15" draw:text-style-name="P29" draw:layer="layout" svg:width="8.128cm" svg:height="14.732cm" svg:x="8.128cm" svg:y="3.302cm" presentation:class="outline" presentation:user-transformed="true">
          <draw:text-box>
            <text:p text:style-name="P28"><text:span text:style-name="T31">class </text:span><text:span text:style-name="T32">Cplx { </text:span></text:p>
            <text:p text:style-name="P28"><text:span text:style-name="T31"><text:s text:c="2"/></text:span><text:span text:style-name="T31">double </text:span><text:span text:style-name="T32">re, </text:span><text:span text:style-name="T32">im;</text:span></text:p>
            <text:p text:style-name="P28"><text:span text:style-name="T31">public:</text:span></text:p>
            <text:p text:style-name="P28"><text:span text:style-name="T31"><text:s/></text:span><text:span text:style-name="T32">Cplx sum</text:span></text:p>
            <text:p text:style-name="P28"><text:span text:style-name="T32"><text:s text:c="2"/></text:span><text:span text:style-name="T32">(Cplx b) {…}</text:span></text:p>
            <text:p text:style-name="P28"><text:span text:style-name="T32"><text:s/></text:span><text:span text:style-name="T32">Cplx</text:span><text:span text:style-name="T32"><text:line-break/></text:span><text:span text:style-name="T32"> <text:s/>(</text:span><text:span text:style-name="T31">double </text:span><text:span text:style-name="T32">re,</text:span><text:span text:style-name="T32"><text:line-break/></text:span><text:span text:style-name="T32"> <text:s/></text:span><text:span text:style-name="T31">double </text:span><text:span text:style-name="T32">im) </text:span><text:span text:style-name="T32">{…}</text:span></text:p>
            <text:p text:style-name="P28"><text:span text:style-name="T32">};</text:span><text:span text:style-name="T32"><text:line-break/></text:span><text:span text:style-name="T32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6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</text:span><text:span text:style-name="T33">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7" draw:style-name="dp1" draw:master-page-name="כותרת_20_ותוכן" presentation:presentation-page-layout-name="AL2T11"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5" draw:text-style-name="P29" draw:layer="layout" svg:width="7.62cm" svg:height="7.294cm" svg:x="0.508cm" svg:y="3.374cm" presentation:class="outline" presentation:user-transformed="true">
          <draw:text-box>
            <text:p text:style-name="P28"><text:span text:style-name="T31">int</text:span><text:span text:style-name="T32"> main() { </text:span></text:p>
            <text:p text:style-name="P28"><text:span text:style-name="T32"><text:s text:c="3"/></text:span><text:span text:style-name="T32">Cplx a;</text:span></text:p>
            <text:p text:style-name="P28"><text:span text:style-name="T32"><text:s text:c="3"/></text:span><text:span text:style-name="T32">a.re=5;</text:span></text:p>
            <text:p text:style-name="P28"><text:span text:style-name="T32"><text:s text:c="3"/></text:span><text:span text:style-name="T32">a.im=10;</text:span></text:p>
            <text:p text:style-name="P28"><text:span text:style-name="T32">}</text:span></text:p>
          </draw:text-box>
        </draw:frame>
        <draw:frame draw:style-name="standard" draw:layer="layout" svg:width="24.23cm" svg:height="2.038cm" svg:x="0.762cm" svg:y="0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>
                <text:p text:style-name="P30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Rectangle 3" presentation:style-name="pr15" draw:text-style-name="P29" draw:layer="layout" svg:width="8.382cm" svg:height="6.858cm" svg:x="16.256cm" svg:y="3.302cm" presentation:class="outline" presentation:user-transformed="true">
          <draw:text-box>
            <text:p text:style-name="P28"><text:span text:style-name="T31">void</text:span><text:span text:style-name="T32"> main(…) { </text:span></text:p>
            <text:p text:style-name="P28"><text:span text:style-name="T32"><text:s text:c="3"/></text:span><text:span text:style-name="T32">Cplx a = </text:span><text:span text:style-name="T32"><text:line-break/></text:span><text:span text:style-name="T32"> <text:s text:c="2"/></text:span><text:span text:style-name="T31">new</text:span><text:span text:style-name="T31"><text:line-break/></text:span><text:span text:style-name="T31"> <text:s text:c="4"/></text:span><text:span text:style-name="T32">Cplx(5,10);</text:span></text:p>
            <text:p text:style-name="P28"><text:span text:style-name="T32">}</text:span></text:p>
          </draw:text-box>
        </draw:frame>
        <draw:frame draw:name="Rectangle 3" presentation:style-name="pr15" draw:text-style-name="P29" draw:layer="layout" svg:width="8.128cm" svg:height="4.318cm" svg:x="8.128cm" svg:y="3.302cm" presentation:class="outline" presentation:user-transformed="true">
          <draw:text-box>
            <text:p text:style-name="P28"><text:span text:style-name="T31">int</text:span><text:span text:style-name="T32"> main() { </text:span></text:p>
            <text:p text:style-name="P28"><text:span text:style-name="T32"><text:s text:c="3"/></text:span><text:span text:style-name="T32">Cplx </text:span><text:span text:style-name="T32">a(5,10);</text:span></text:p>
            <text:p text:style-name="P28"><text:span text:style-name="T32">}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</text:span><text:span text:style-name="T33">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>
              <table:table-cell table:style-name="ce2"/>
              <table:table-cell table:style-name="ce3">
                <text:p text:style-name="P10"><text:span text:style-name="T4">C, </text:span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  <table:table-row table:style-name="ro4" table:default-cell-style-name="ce11">
              <table:table-cell table:style-name="ce10">
                <text:p text:style-name="P32"><text:span text:style-name="T34">Stack:</text:span></text:p>
              </table:table-cell>
              <table:table-cell/>
              <table:table-cell/>
            </table:table-row>
            <table:table-row table:style-name="ro5" table:default-cell-style-name="ce11">
              <table:table-cell table:style-name="ce10">
                <text:p text:style-name="P32"><text:span text:style-name="T34">Heap:</text:span></text:p>
              </table:table-cell>
              <table:table-cell/>
              <table:table-cell>
                <text:p text:style-name="P33"><text:span text:style-name="T35">`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3" presentation:style-name="pr15" draw:text-style-name="P29" draw:layer="layout" svg:width="23.876cm" svg:height="1.27cm" svg:x="0.846cm" svg:y="17.018cm" presentation:class="outline" presentation:user-transformed="true">
          <draw:text-box>
            <text:p text:style-name="P28"><text:span text:style-name="T31">int </text:span><text:span text:style-name="T32">main () { <text:s/></text:span><text:span text:style-name="T32">Cplx a, b, c; <text:s/></text:span><text:span text:style-name="T32">}; </text:span></text:p>
          </draw:text-box>
        </draw:frame>
        <draw:frame draw:style-name="standard" draw:layer="layout" svg:width="3.85cm" svg:height="6.287cm" svg:x="11.192cm" svg:y="3.557cm">
          <table:table table:template-name="yellow" table:use-banding-rows-styles="true">
            <table:table-column table:style-name="co10"/>
            <table:table-row table:style-name="ro6">
              <table:table-cell table:style-name="ce12">
                <text:p text:style-name="P30"><text:span text:style-name="T36">a.re</text:span></text:p>
              </table:table-cell>
            </table:table-row>
            <table:table-row table:style-name="ro6">
              <table:table-cell table:style-name="ce12">
                <text:p text:style-name="P34"><text:span text:style-name="T36">a.im</text:span></text:p>
              </table:table-cell>
            </table:table-row>
            <table:table-row table:style-name="ro6">
              <table:table-cell table:style-name="ce12">
                <text:p text:style-name="P34"><text:span text:style-name="T36">b.re</text:span></text:p>
              </table:table-cell>
            </table:table-row>
            <table:table-row table:style-name="ro6">
              <table:table-cell table:style-name="ce12">
                <text:p text:style-name="P34"><text:span text:style-name="T36">b.im</text:span></text:p>
              </table:table-cell>
            </table:table-row>
            <table:table-row table:style-name="ro6">
              <table:table-cell table:style-name="ce12">
                <text:p text:style-name="P34"><text:span text:style-name="T36">c.re</text:span></text:p>
              </table:table-cell>
            </table:table-row>
            <table:table-row table:style-name="ro6">
              <table:table-cell table:style-name="ce12">
                <text:p text:style-name="P34"><text:span text:style-name="T36">c.im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02cm" svg:height="3.145cm" svg:x="19.718cm" svg:y="4.712cm">
          <table:table table:template-name="orange">
            <table:table-column table:style-name="co11"/>
            <table:table-row table:style-name="ro6">
              <table:table-cell table:style-name="ce13">
                <text:p><text:span text:style-name="T36">a</text:span></text:p>
              </table:table-cell>
            </table:table-row>
            <table:table-row table:style-name="ro6">
              <table:table-cell table:style-name="ce13">
                <text:p text:style-name="P35"><text:span text:style-name="T36">b</text:span></text:p>
              </table:table-cell>
            </table:table-row>
            <table:table-row table:style-name="ro7">
              <table:table-cell table:style-name="ce13">
                <text:p text:style-name="P35"><text:span text:style-name="T36">c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12"/>
            <table:table-row table:style-name="ro8">
              <table:table-cell table:style-name="ce13">
                <text:p><text:span text:style-name="T36">a.re</text:span></text:p>
              </table:table-cell>
            </table:table-row>
            <table:table-row table:style-name="ro8">
              <table:table-cell table:style-name="ce13">
                <text:p text:style-name="P35"><text:span text:style-name="T36">a.im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13"/>
            <table:table-row table:style-name="ro8">
              <table:table-cell table:style-name="ce13">
                <text:p><text:span text:style-name="T36">b.re</text:span></text:p>
              </table:table-cell>
            </table:table-row>
            <table:table-row table:style-name="ro8">
              <table:table-cell table:style-name="ce13">
                <text:p text:style-name="P35"><text:span text:style-name="T36">b.i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99cm" svg:height="2.097cm" svg:x="19.331cm" svg:y="10.252cm">
          <table:table table:template-name="yellow" table:use-banding-rows-styles="true">
            <table:table-column table:style-name="co14"/>
            <table:table-row table:style-name="ro8">
              <table:table-cell table:style-name="ce13">
                <text:p><text:span text:style-name="T36">c.re</text:span></text:p>
              </table:table-cell>
            </table:table-row>
            <table:table-row table:style-name="ro8">
              <table:table-cell table:style-name="ce13">
                <text:p text:style-name="P35"><text:span text:style-name="T36">c.im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6" draw:text-style-name="P30" draw:layer="layout" svg:x1="20.739cm" svg:y1="5.334cm" svg:x2="22.352cm" svg:y2="14.698cm">
          <text:p/>
        </draw:line>
        <draw:line draw:style-name="gr6" draw:text-style-name="P30" draw:layer="layout" svg:x1="20.32cm" svg:y1="7.857cm" svg:x2="20.32cm" svg:y2="10.252cm">
          <text:p/>
        </draw:line>
        <draw:line draw:style-name="gr6" draw:text-style-name="P30" draw:layer="layout" svg:x1="19.718cm" svg:y1="6.096cm" svg:x2="17.272cm" svg:y2="11.938cm">
          <text:p/>
        </draw:lin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</text:span><text:span text:style-name="T33">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2" draw:layer="layout" svg:width="23.706cm" svg:height="1.524cm" svg:x="0.678cm" svg:y="1.27cm" presentation:class="title" presentation:user-transformed="true">
          <draw:text-box>
            <text:p text:style-name="P18"><text:span text:style-name="T37">Two ways to implement a method </text:span><text:span text:style-name="T38">(folder 1)</text:span></text:p>
          </draw:text-box>
        </draw:frame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7" draw:text-style-name="P21" draw:layer="layout" svg:width="23.706cm" svg:height="14.647cm" svg:x="0.678cm" svg:y="3.133cm" presentation:class="outline" presentation:user-transformed="true">
          <draw:text-box>
            <text:p text:style-name="P28"><text:span text:style-name="T31">class </text:span><text:span text:style-name="T32">Complex </text:span><text:span text:style-name="T32">{ </text:span></text:p>
            <text:p text:style-name="P28"><text:span text:style-name="T31"><text:s text:c="2"/></text:span><text:span text:style-name="T31">double </text:span><text:span text:style-name="T32">re, </text:span><text:span text:style-name="T32">im;</text:span></text:p>
            <text:p text:style-name="P28"><text:span text:style-name="T31">public:</text:span></text:p>
            <text:p text:style-name="P28"><text:span text:style-name="T32"><text:s/></text:span><text:span text:style-name="T32">Complex () </text:span><text:span text:style-name="T32">{ re=0; </text:span><text:span text:style-name="T32">im=0; }</text:span><text:span text:style-name="T39">// </text:span><text:span text:style-name="T39">inline </text:span><text:span text:style-name="T39">constructor</text:span></text:p>
            <text:p text:style-name="P28"><text:span text:style-name="T32"><text:s/></text:span><text:span text:style-name="T32">Complex </text:span><text:span text:style-name="T32">(</text:span><text:span text:style-name="T31">double </text:span><text:span text:style-name="T32">re, </text:span><text:span text:style-name="T31">double </text:span><text:span text:style-name="T32">im); <text:s text:c="2"/></text:span><text:span text:style-name="T39">// </text:span><text:span text:style-name="T39">“outline”</text:span></text:p>
            <text:p text:style-name="P28"><text:span text:style-name="T32"/></text:p>
            <text:p text:style-name="P28"><text:span text:style-name="T31"><text:s/></text:span><text:span text:style-name="T32">Complex sum <text:s/></text:span><text:span text:style-name="T32">(Complex b) </text:span><text:span text:style-name="T32">{ </text:span><text:span text:style-name="T31">return</text:span><text:span text:style-name="T32"> </text:span><text:span text:style-name="T32">Complex(a.re+b</text:span><text:span text:style-name="T32">.re, </text:span><text:span text:style-name="T32">a.im+b.im); } </text:span><text:span text:style-name="T39">// inline </text:span><text:span text:style-name="T39">method</text:span></text:p>
            <text:p text:style-name="P28"><text:span text:style-name="T31"><text:s/></text:span><text:span text:style-name="T32">Complex diff </text:span><text:span text:style-name="T32">(Complex b); <text:s text:c="2"/></text:span><text:span text:style-name="T32"><text:s text:c="3"/></text:span><text:span text:style-name="T39">// </text:span><text:span text:style-name="T39">“outline”</text:span></text:p>
            <text:p text:style-name="P28"><text:span text:style-name="T32">};</text:span><text:span text:style-name="T32"><text:line-break/></text:span><text:span text:style-name="T32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</text:span><text:span text:style-name="T33">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2" draw:layer="layout" svg:width="23.706cm" svg:height="1.524cm" svg:x="0.678cm" svg:y="1.27cm" presentation:class="title" presentation:user-transformed="true">
          <draw:text-box>
            <text:p text:style-name="P18"><text:span text:style-name="T37">Implementing methods out-of-line</text:span><text:span text:style-name="T40"> (folder 1)</text:span></text:p>
          </draw:text-box>
        </draw:frame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7" draw:text-style-name="P21" draw:layer="layout" svg:width="23.706cm" svg:height="14.647cm" svg:x="0.678cm" svg:y="3.133cm" presentation:class="outline" presentation:user-transformed="true">
          <draw:text-box>
            <text:p text:style-name="P28"><text:span text:style-name="T32"><text:s/></text:span><text:span text:style-name="T32">Complex::Compl</text:span><text:span text:style-name="T32">ex (</text:span><text:span text:style-name="T31">double </text:span><text:span text:style-name="T32">re, </text:span><text:span text:style-name="T31">double </text:span><text:span text:style-name="T32">im) <text:s/>{</text:span></text:p>
            <text:p text:style-name="P28"><text:span text:style-name="T32"/></text:p>
            <text:p text:style-name="P28"><text:span text:style-name="T32"><text:s text:c="4"/></text:span><text:span text:style-name="T31">this</text:span><text:span text:style-name="T32">→re</text:span><text:span text:style-name="T31"> = </text:span><text:span text:style-name="T32">re;</text:span><text:span text:style-name="T31"> <text:s/></text:span></text:p>
            <text:p text:style-name="P28"><text:span text:style-name="T32"><text:s text:c="4"/></text:span><text:span text:style-name="T31">this</text:span><text:span text:style-name="T32">→im</text:span><text:span text:style-name="T31"> = </text:span><text:span text:style-name="T32">im;</text:span></text:p>
            <text:p text:style-name="P28"><text:span text:style-name="T32"><text:s/></text:span><text:span text:style-name="T32">}</text:span></text:p>
            <text:p text:style-name="P28"><text:span text:style-name="T32"/></text:p>
            <text:p text:style-name="P28"><text:span text:style-name="T31"/></text:p>
            <text:p text:style-name="P28"><text:span text:style-name="T31"/></text:p>
            <text:p text:style-name="P28"><text:span text:style-name="T31"><text:s/></text:span><text:span text:style-name="T32">Complex </text:span><text:span text:style-name="T32">Complex::diff(</text:span><text:span text:style-name="T32">Complex b) { </text:span></text:p>
            <text:p text:style-name="P28"><text:span text:style-name="T32"><text:s text:c="4"/></text:span><text:span text:style-name="T31">return</text:span><text:span text:style-name="T32"> </text:span><text:span text:style-name="T32">Complex(a.re-</text:span><text:span text:style-name="T32">b.re, a.im-</text:span><text:span text:style-name="T32">b.im); </text:span></text:p>
            <text:p text:style-name="P28"><text:span text:style-name="T32"><text:s/></text:span><text:span text:style-name="T32">} </text:span></text:p>
          </draw:text-box>
        </draw:frame>
        <draw:custom-shape draw:name="Line Callout 1 1" draw:style-name="gr7" draw:text-style-name="P37" draw:layer="layout" svg:width="7.619cm" svg:height="3.597cm" svg:x="9.906cm" svg:y="6.055cm">
          <text:p text:style-name="P36"><text:span text:style-name="T41">Scope operator</text:span></text:p>
          <draw:enhanced-geometry draw:mirror-horizontal="false" draw:mirror-vertical="false" svg:viewBox="0 0 0 0" draw:text-areas="0 0 ?f4 ?f7" draw:type="ooxml-borderCallout1" draw:modifiers="18750 -8333 -48491 -58801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line draw:style-name="gr8" draw:text-style-name="P38" draw:layer="layout" svg:x1="9.652cm" svg:y1="4.572cm" svg:x2="9.652cm" svg:y2="4.318cm">
          <text:p/>
        </draw:line>
        <draw:frame presentation:style-name="pr18" draw:text-style-name="P39" draw:layer="layout" svg:width="10.414cm" svg:height="3.556cm" svg:x="2.54cm" svg:y="10.668cm">
          <draw:text-box>
            <text:p text:style-name="P19"><text:span text:style-name="T42">The address of the instance for which the member method </text:span><text:span text:style-name="T42">was invoked.</text:span></text:p>
          </draw:text-box>
        </draw:frame>
        <draw:line draw:style-name="gr8" draw:text-style-name="P38" draw:layer="layout" svg:x1="6.858cm" svg:y1="10.414cm" svg:x2="3.81cm" svg:y2="8.636cm">
          <text:p/>
        </draw:lin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</text:span><text:span text:style-name="T33">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40" draw:layer="layout" svg:width="19.473cm" svg:height="2.031cm" svg:x="0.847cm" svg:y="0.763cm" presentation:class="title" presentation:user-transformed="true">
          <draw:text-box>
            <text:p text:style-name="P18"><text:span text:style-name="T43">What file-names should we use?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9" draw:text-style-name="P41" draw:layer="layout" svg:width="23.368cm" svg:height="12.911cm" svg:x="1.016cm" svg:y="3.81cm">
          <draw:text-box>
            <text:list text:style-name="L1">
              <text:list-item>
                <text:p xml:id="id1" text:id="id1"><text:span text:style-name="T44">The C++ compiler does not care how your files are called.</text:span></text:p>
              </text:list-item>
              <text:list-item>
                <text:p xml:id="id2" text:id="id2"><text:span text:style-name="T44">It is common to put a class declaration in file </text:span><text:span text:style-name="T45">ClassName.hpp</text:span><text:span text:style-name="T44"> (or </text:span><text:span text:style-name="T45">ClassName.h</text:span><text:span text:style-name="T44">)</text:span></text:p>
                <text:p xml:id="id3" text:id="id3"><text:span text:style-name="T44">and the class implementation in file </text:span><text:span text:style-name="T46">ClassName.cpp</text:span><text:span text:style-name="T44">.</text:span></text:p>
              </text:list-item>
              <text:list-item>
                <text:p xml:id="id4" text:id="id4"><text:span text:style-name="T47">Why is it better?</text:span><text:span text:style-name="T44"> </text:span></text:p>
                <text:list>
                  <text:list-item>
                    <text:p xml:id="id5" text:id="id5"><text:span text:style-name="T44">Hiding implementation details.</text:span></text:p>
                  </text:list-item>
                  <text:list-item>
                    <text:p xml:id="id6" text:id="id6"><text:span text:style-name="T44">Saving comiplation time – when you have a good </text:span><text:span text:style-name="T48">Makefile</text:span><text:span text:style-name="T44"> </text:span><text:span text:style-name="T49">(see folder 4)</text:span><text:span text:style-name="T44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מציין מיקום של תמונת שקופית 1" draw:style-name="gr2" draw:layer="layout" svg:width="14.216cm" svg:height="10.662cm" svg:x="2.752cm" svg:y="2.134cm" draw:page-number="11" presentation:class="page"/>
          <draw:frame draw:name="מציין מיקום של הערות 2" presentation:style-name="pr8" draw:text-style-name="P42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</text:span><text:span text:style-name="T33">at the h file, not on purpose) </text:span></text:p>
            </draw:text-box>
          </draw:frame>
          <draw:frame draw:name="מציין מיקום של מספר שקופית 3" presentation:style-name="pr9" draw:text-style-name="P24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Class Basics - member/static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Class Basics – member/static </text:span><text:span text:style-name="T50">(folder 3)</text:span></text:p>
          </draw:text-box>
        </draw:frame>
        <draw:frame draw:name="Slide Number Placeholder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17" draw:text-style-name="P21" draw:layer="layout" svg:width="23.706cm" svg:height="15.874cm" svg:x="0.847cm" svg:y="2.54cm" presentation:class="outline" presentation:user-transformed="true">
          <draw:text-box>
            <text:p text:style-name="P19"><text:span text:style-name="T51">class</text:span><text:span text:style-name="T52"> List </text:span><text:span text:style-name="T52"><text:line-break/></text:span><text:span text:style-name="T52">{ </text:span><text:span text:style-name="T52"><text:line-break/></text:span><text:span text:style-name="T51">public</text:span><text:span text:style-name="T52">: </text:span><text:span text:style-name="T52"><text:line-break/></text:span><text:span text:style-name="T52">   </text:span><text:span text:style-name="T51">static</text:span><text:span text:style-name="T52"> </text:span><text:span text:style-name="T51">int</text:span><text:span text:style-name="T52"> </text:span><text:span text:style-name="T52">getMaxSize(); </text:span><text:span text:style-name="T52"><text:line-break/></text:span><text:span text:style-name="T52">   </text:span><text:span text:style-name="T51">int</text:span><text:span text:style-name="T52"> getSize(); </text:span><text:span text:style-name="T52"><text:line-break/></text:span><text:span text:style-name="T52">   </text:span><text:span text:style-name="T51">static</text:span><text:span text:style-name="T52"> </text:span><text:span text:style-name="T51">int</text:span><text:span text:style-name="T52"> </text:span><text:span text:style-name="T52">max_size; </text:span><text:span text:style-name="T52">//=</text:span><text:span text:style-name="T53">1000</text:span><text:span text:style-name="T52">; </text:span><text:span text:style-name="T54">//error! </text:span><text:span text:style-name="T54">(declare outside)</text:span><text:span text:style-name="T54"><text:line-break/></text:span><text:span text:style-name="T54"> <text:s text:c="2"/></text:span><text:span text:style-name="T51">int</text:span><text:span text:style-name="T52"> size=</text:span><text:span text:style-name="T53">0</text:span><text:span text:style-name="T52">; </text:span><text:span text:style-name="T54"><text:line-break/></text:span><text:span text:style-name="T52">}; </text:span></text:p>
            <text:p text:style-name="P19"><text:span text:style-name="T52"><text:line-break/></text:span><text:span text:style-name="T51">int</text:span><text:span text:style-name="T52"> </text:span><text:span text:style-name="T52">List::max_size=</text:span><text:span text:style-name="T53">10</text:span><text:span text:style-name="T53">00</text:span><text:span text:style-name="T52">; </text:span><text:span text:style-name="T54">//ok, in one </text:span><text:span text:style-name="T54">cpp file </text:span><text:span text:style-name="T54"><text:line-break/></text:span><text:span text:style-name="T52"><text:line-break/></text:span><text:span text:style-name="T51">int</text:span><text:span text:style-name="T52"> main() </text:span><text:span text:style-name="T52"><text:line-break/></text:span><text:span text:style-name="T52">{ </text:span><text:span text:style-name="T52"><text:line-break/></text:span><text:span text:style-name="T52">   List l; </text:span><text:span text:style-name="T52"><text:line-break/></text:span><text:span text:style-name="T52">   l.getSize(); </text:span><text:span text:style-name="T52"><text:line-break/></text:span><text:span text:style-name="T52">   List::getMaxSi</text:span><text:span text:style-name="T52">ze(); </text:span><text:span text:style-name="T52"><text:line-break/></text:span><text:span text:style-name="T52">   l.getMaxSize()</text:span><text:span text:style-name="T52">; </text:span><text:span text:style-name="T54">//compiles ok, </text:span><text:span text:style-name="T54">but bad style</text:span><text:span text:style-name="T52"> </text:span><text:span text:style-name="T52"><text:line-break/></text:span><text:span text:style-name="T52">} </text:span><text:span text:style-name="T52"><text:line-break/></text:span><text:span text:style-name="T52"/></text:p>
          </draw:text-box>
        </draw:frame>
        <presentation:notes draw:style-name="dp2">
          <draw:page-thumbnail draw:name="Slide Image Placeholder 1" draw:style-name="gr2" draw:layer="layout" svg:width="14.216cm" svg:height="10.662cm" svg:x="2.752cm" svg:y="2.134cm" draw:page-number="12" presentation:class="page"/>
          <draw:frame draw:name="Notes Placeholder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55">More about this in <text:s/>the tirgul</text:span></text:p>
            </draw:text-box>
          </draw:frame>
          <draw:frame draw:name="Slide Number Placeholder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this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56">this</text:span></text:p>
          </draw:text-box>
        </draw:frame>
        <draw:frame draw:name="Slide Number Placeholder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17" draw:text-style-name="P21" draw:layer="layout" svg:width="23.706cm" svg:height="15.874cm" svg:x="0.847cm" svg:y="2.54cm" presentation:class="outline" presentation:user-transformed="true">
          <draw:text-box>
            <text:p text:style-name="P28"><text:span text:style-name="T51">static</text:span><text:span text:style-name="T52"> </text:span><text:span text:style-name="T51">int</text:span><text:span text:style-name="T52"> List::getMaxSize() </text:span><text:span text:style-name="T54">//no this! </text:span><text:span text:style-name="T54"><text:line-break/></text:span><text:span text:style-name="T52">{ </text:span><text:span text:style-name="T52"><text:line-break/></text:span><text:span text:style-name="T52">   </text:span><text:span text:style-name="T51">return</text:span><text:span text:style-name="T52"> </text:span><text:span text:style-name="T51">this</text:span><text:span text:style-name="T52">-&gt;size; </text:span><text:span text:style-name="T54">// compile error! </text:span><text:span text:style-name="T54"><text:line-break/></text:span><text:span text:style-name="T54"> <text:s text:c="2"/></text:span><text:span text:style-name="T51">return</text:span><text:span text:style-name="T52"> max_size; </text:span><text:span text:style-name="T54">// ok </text:span><text:span text:style-name="T54"><text:line-break/></text:span><text:span text:style-name="T52">} </text:span><text:span text:style-name="T52"><text:line-break/></text:span><text:span text:style-name="T51">int</text:span><text:span text:style-name="T52"> List::getSize() </text:span><text:span text:style-name="T52"><text:line-break/></text:span><text:span text:style-name="T52">{ </text:span><text:span text:style-name="T52"><text:line-break/></text:span><text:span text:style-name="T52">   </text:span><text:span text:style-name="T51">return</text:span><text:span text:style-name="T52"> </text:span><text:span text:style-name="T51">this</text:span><text:span text:style-name="T52">-&gt;size; </text:span><text:span text:style-name="T54">//ok </text:span><text:span text:style-name="T54"><text:line-break/></text:span><text:span text:style-name="T52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5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r26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7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9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0">10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3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3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לערוך סגנון כותרת של </text:span><text:span text:style-name="MT5">תבנית בסי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0">10/3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3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לערוך סגנון כותרת של </text:span><text:span text:style-name="MT5">תבנית בסי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3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</text:span><text:span text:style-name="MT6">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</text:span><text:span text:style-name="MT5">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3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0">10/3/19</text:date></text:span></text:p>
        </draw:text-box>
      </draw:frame>
      <draw:frame draw:name="מציין מיקום של כותרת תחתונה 16" presentation:style-name="Mpr26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3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8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3</meta:editing-cycles>
    <meta:print-date>1999-11-04T13:06:28</meta:print-date>
    <meta:creation-date>1999-10-10T10:49:40</meta:creation-date>
    <dc:date>2019-03-10T11:48:30.677903422</dc:date>
    <meta:editing-duration>P27DT17H31M14S</meta:editing-duration>
    <meta:generator>LibreOffice/6.1.5.2$Linux_X86_64 LibreOffice_project/10$Build-2</meta:generator>
    <meta:document-statistic meta:object-count="18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